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406cm"/>
    </style:style>
    <style:style style:name="Table1.B" style:family="table-column">
      <style:table-column-properties style:column-width="8.913cm"/>
    </style:style>
    <style:style style:name="Table1.C" style:family="table-column">
      <style:table-column-properties style:column-width="7.27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.595cm" fo:margin-left="0cm" table:align="left"/>
    </style:style>
    <style:style style:name="Tabella1.A" style:family="table-column">
      <style:table-column-properties style:column-width="1.277cm"/>
    </style:style>
    <style:style style:name="Tabella1.B" style:family="table-column">
      <style:table-column-properties style:column-width="9.042cm"/>
    </style:style>
    <style:style style:name="Tabella1.C" style:family="table-column">
      <style:table-column-properties style:column-width="7.27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595cm" fo:margin-left="0cm" table:align="left"/>
    </style:style>
    <style:style style:name="Tabella2.A" style:family="table-column">
      <style:table-column-properties style:column-width="1.277cm"/>
    </style:style>
    <style:style style:name="Tabella2.B" style:family="table-column">
      <style:table-column-properties style:column-width="9.042cm"/>
    </style:style>
    <style:style style:name="Tabella2.C" style:family="table-column">
      <style:table-column-properties style:column-width="7.276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3" style:family="table">
      <style:table-properties style:width="17.595cm" fo:margin-left="0cm" table:align="left"/>
    </style:style>
    <style:style style:name="Tabella3.A" style:family="table-column">
      <style:table-column-properties style:column-width="1.277cm"/>
    </style:style>
    <style:style style:name="Tabella3.B" style:family="table-column">
      <style:table-column-properties style:column-width="9.042cm"/>
    </style:style>
    <style:style style:name="Tabella3.C" style:family="table-column">
      <style:table-column-properties style:column-width="7.276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4" style:family="table">
      <style:table-properties style:width="17.595cm" fo:margin-left="0cm" table:align="left"/>
    </style:style>
    <style:style style:name="Tabella4.A" style:family="table-column">
      <style:table-column-properties style:column-width="1.277cm"/>
    </style:style>
    <style:style style:name="Tabella4.B" style:family="table-column">
      <style:table-column-properties style:column-width="9.042cm"/>
    </style:style>
    <style:style style:name="Tabella4.C" style:family="table-column">
      <style:table-column-properties style:column-width="7.276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5" style:family="table">
      <style:table-properties style:width="17.595cm" fo:margin-left="0cm" table:align="left"/>
    </style:style>
    <style:style style:name="Tabella5.A" style:family="table-column">
      <style:table-column-properties style:column-width="1.277cm"/>
    </style:style>
    <style:style style:name="Tabella5.B" style:family="table-column">
      <style:table-column-properties style:column-width="9.042cm"/>
    </style:style>
    <style:style style:name="Tabella5.C" style:family="table-column">
      <style:table-column-properties style:column-width="7.276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6" style:family="table">
      <style:table-properties style:width="17.595cm" fo:margin-left="0cm" table:align="left"/>
    </style:style>
    <style:style style:name="Tabella6.A" style:family="table-column">
      <style:table-column-properties style:column-width="1.277cm"/>
    </style:style>
    <style:style style:name="Tabella6.B" style:family="table-column">
      <style:table-column-properties style:column-width="9.042cm"/>
    </style:style>
    <style:style style:name="Tabella6.C" style:family="table-column">
      <style:table-column-properties style:column-width="7.276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97cm" fo:border="0.05pt solid #000000"/>
    </style:style>
    <style:style style:name="Tabella7" style:family="table">
      <style:table-properties style:width="17.595cm" fo:margin-left="0cm" table:align="left"/>
    </style:style>
    <style:style style:name="Tabella7.A" style:family="table-column">
      <style:table-column-properties style:column-width="1.277cm"/>
    </style:style>
    <style:style style:name="Tabella7.B" style:family="table-column">
      <style:table-column-properties style:column-width="9.042cm"/>
    </style:style>
    <style:style style:name="Tabella7.C" style:family="table-column">
      <style:table-column-properties style:column-width="7.276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97cm" fo:border="0.05pt solid #000000"/>
    </style:style>
    <style:style style:name="Tabella8" style:family="table">
      <style:table-properties style:width="17.595cm" fo:margin-left="0cm" table:align="left"/>
    </style:style>
    <style:style style:name="Tabella8.A" style:family="table-column">
      <style:table-column-properties style:column-width="1.277cm"/>
    </style:style>
    <style:style style:name="Tabella8.B" style:family="table-column">
      <style:table-column-properties style:column-width="9.042cm"/>
    </style:style>
    <style:style style:name="Tabella8.C" style:family="table-column">
      <style:table-column-properties style:column-width="7.276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C1" style:family="table-cell">
      <style:table-cell-properties fo:padding="0.097cm" fo:border="0.05pt solid #000000"/>
    </style:style>
    <style:style style:name="Tabella9" style:family="table">
      <style:table-properties style:width="17.595cm" fo:margin-left="0cm" table:align="left"/>
    </style:style>
    <style:style style:name="Tabella9.A" style:family="table-column">
      <style:table-column-properties style:column-width="1.277cm"/>
    </style:style>
    <style:style style:name="Tabella9.B" style:family="table-column">
      <style:table-column-properties style:column-width="9.042cm"/>
    </style:style>
    <style:style style:name="Tabella9.C" style:family="table-column">
      <style:table-column-properties style:column-width="7.276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10" style:family="table">
      <style:table-properties style:width="17.595cm" fo:margin-left="0cm" table:align="left"/>
    </style:style>
    <style:style style:name="Tabella10.A" style:family="table-column">
      <style:table-column-properties style:column-width="1.277cm"/>
    </style:style>
    <style:style style:name="Tabella10.B" style:family="table-column">
      <style:table-column-properties style:column-width="9.042cm"/>
    </style:style>
    <style:style style:name="Tabella10.C" style:family="table-column">
      <style:table-column-properties style:column-width="7.276cm"/>
    </style:style>
    <style:style style:name="Tabella10.1" style:family="table-row">
      <style:table-row-properties style:min-row-height="0.695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C1" style:family="table-cell">
      <style:table-cell-properties fo:padding="0.097cm" fo:border="0.05pt solid #000000"/>
    </style:style>
    <style:style style:name="Tabella11" style:family="table">
      <style:table-properties style:width="17.595cm" fo:margin-left="0cm" table:align="left"/>
    </style:style>
    <style:style style:name="Tabella11.A" style:family="table-column">
      <style:table-column-properties style:column-width="1.277cm"/>
    </style:style>
    <style:style style:name="Tabella11.B" style:family="table-column">
      <style:table-column-properties style:column-width="9.042cm"/>
    </style:style>
    <style:style style:name="Tabella11.C" style:family="table-column">
      <style:table-column-properties style:column-width="7.276cm"/>
    </style:style>
    <style:style style:name="Tabella11.1" style:family="table-row">
      <style:table-row-properties style:min-row-height="0.695cm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C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105e82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05e82" officeooo:paragraph-rsid="00105e82" style:font-size-asian="10pt" style:font-size-complex="10pt"/>
    </style:style>
    <style:style style:name="P4" style:family="paragraph" style:parent-style-name="Table_20_Contents">
      <style:text-properties fo:font-size="10pt" officeooo:rsid="00105e82" officeooo:paragraph-rsid="00105e82" style:font-size-asian="10pt" style:font-size-complex="10pt"/>
    </style:style>
    <style:style style:name="P5" style:family="paragraph" style:parent-style-name="Table_20_Contents">
      <style:text-properties fo:font-size="10pt" officeooo:rsid="00105e82" officeooo:paragraph-rsid="00111471" style:font-size-asian="10pt" style:font-size-complex="10pt"/>
    </style:style>
    <style:style style:name="P6" style:family="paragraph" style:parent-style-name="Table_20_Contents">
      <style:text-properties fo:font-size="10pt" officeooo:rsid="00111471" officeooo:paragraph-rsid="00111471" style:font-size-asian="10pt" style:font-size-complex="10pt"/>
    </style:style>
    <style:style style:name="P7" style:family="paragraph" style:parent-style-name="Table_20_Contents">
      <style:text-properties fo:font-size="10pt" officeooo:rsid="001156eb" officeooo:paragraph-rsid="001156eb" style:font-size-asian="10pt" style:font-size-complex="10pt"/>
    </style:style>
    <style:style style:name="P8" style:family="paragraph" style:parent-style-name="Table_20_Contents">
      <style:text-properties fo:font-size="10pt" officeooo:paragraph-rsid="001156eb" style:font-size-asian="10pt" style:font-size-complex="10pt"/>
    </style:style>
    <style:style style:name="P9" style:family="paragraph" style:parent-style-name="Table_20_Contents">
      <style:text-properties fo:font-size="10pt" officeooo:rsid="00142382" style:font-size-asian="10pt" style:font-size-complex="10pt"/>
    </style:style>
    <style:style style:name="P10" style:family="paragraph" style:parent-style-name="Table_20_Contents">
      <style:text-properties fo:font-size="10pt" officeooo:rsid="00142382" officeooo:paragraph-rsid="00142382" style:font-size-asian="10pt" style:font-size-complex="10pt"/>
    </style:style>
    <style:style style:name="P11" style:family="paragraph" style:parent-style-name="Table_20_Contents">
      <style:text-properties fo:font-size="10pt" officeooo:rsid="00149b59" style:font-size-asian="10pt" style:font-size-complex="10pt"/>
    </style:style>
    <style:style style:name="P12" style:family="paragraph" style:parent-style-name="Table_20_Contents">
      <style:text-properties fo:font-size="10pt" officeooo:rsid="00149b59" officeooo:paragraph-rsid="00149b59" style:font-size-asian="10pt" style:font-size-complex="10pt"/>
    </style:style>
    <style:style style:name="P13" style:family="paragraph" style:parent-style-name="Table_20_Contents">
      <style:text-properties fo:font-size="10pt" officeooo:rsid="00149b59" officeooo:paragraph-rsid="0014e0ce" style:font-size-asian="10pt" style:font-size-complex="10pt"/>
    </style:style>
    <style:style style:name="P14" style:family="paragraph" style:parent-style-name="Table_20_Contents">
      <style:text-properties fo:font-size="10pt" officeooo:rsid="00149b59" officeooo:paragraph-rsid="0015cdf6" style:font-size-asian="10pt" style:font-size-complex="10pt"/>
    </style:style>
    <style:style style:name="P15" style:family="paragraph" style:parent-style-name="Table_20_Contents">
      <style:text-properties fo:font-size="10pt" officeooo:rsid="00149b59" officeooo:paragraph-rsid="002200f0" style:font-size-asian="10pt" style:font-size-complex="10pt"/>
    </style:style>
    <style:style style:name="P16" style:family="paragraph" style:parent-style-name="Table_20_Contents">
      <style:text-properties fo:font-size="10pt" officeooo:rsid="00149b59" officeooo:paragraph-rsid="0023fdbb" style:font-size-asian="10pt" style:font-size-complex="10pt"/>
    </style:style>
    <style:style style:name="P17" style:family="paragraph" style:parent-style-name="Table_20_Contents">
      <style:text-properties fo:font-size="10pt" officeooo:rsid="0014e0ce" officeooo:paragraph-rsid="0014e0ce" style:font-size-asian="10pt" style:font-size-complex="10pt"/>
    </style:style>
    <style:style style:name="P18" style:family="paragraph" style:parent-style-name="Table_20_Contents">
      <style:text-properties fo:font-size="10pt" officeooo:rsid="0015cdf6" officeooo:paragraph-rsid="0015cdf6" style:font-size-asian="10pt" style:font-size-complex="10pt"/>
    </style:style>
    <style:style style:name="P19" style:family="paragraph" style:parent-style-name="Table_20_Contents">
      <style:text-properties fo:font-size="10pt" officeooo:rsid="00172f20" officeooo:paragraph-rsid="00172f20" style:font-size-asian="10pt" style:font-size-complex="10pt"/>
    </style:style>
    <style:style style:name="P20" style:family="paragraph" style:parent-style-name="Table_20_Contents">
      <style:text-properties fo:font-size="10pt" officeooo:paragraph-rsid="00172f20" style:font-size-asian="10pt" style:font-size-complex="10pt"/>
    </style:style>
    <style:style style:name="P21" style:family="paragraph" style:parent-style-name="Table_20_Contents">
      <style:text-properties fo:font-size="10pt" officeooo:rsid="0018157d" officeooo:paragraph-rsid="0018157d" style:font-size-asian="10pt" style:font-size-complex="10pt"/>
    </style:style>
    <style:style style:name="P22" style:family="paragraph" style:parent-style-name="Table_20_Contents">
      <style:text-properties fo:font-size="10pt" officeooo:paragraph-rsid="0018157d" style:font-size-asian="10pt" style:font-size-complex="10pt"/>
    </style:style>
    <style:style style:name="P23" style:family="paragraph" style:parent-style-name="Table_20_Contents">
      <style:text-properties fo:font-size="10pt" officeooo:rsid="001b2cfe" officeooo:paragraph-rsid="001b2cfe" style:font-size-asian="10pt" style:font-size-complex="10pt"/>
    </style:style>
    <style:style style:name="P24" style:family="paragraph" style:parent-style-name="Table_20_Contents">
      <style:text-properties fo:font-size="10pt" officeooo:paragraph-rsid="001b2cfe" style:font-size-asian="10pt" style:font-size-complex="10pt"/>
    </style:style>
    <style:style style:name="P25" style:family="paragraph" style:parent-style-name="Table_20_Contents">
      <style:text-properties fo:font-size="10pt" officeooo:rsid="001e3cf0" officeooo:paragraph-rsid="001e3cf0" style:font-size-asian="10pt" style:font-size-complex="10pt"/>
    </style:style>
    <style:style style:name="P26" style:family="paragraph" style:parent-style-name="Table_20_Contents">
      <style:text-properties fo:font-size="10pt" officeooo:paragraph-rsid="001e3cf0" style:font-size-asian="10pt" style:font-size-complex="10pt"/>
    </style:style>
    <style:style style:name="P27" style:family="paragraph" style:parent-style-name="Table_20_Contents">
      <style:text-properties fo:font-size="10pt" officeooo:rsid="00219a3b" officeooo:paragraph-rsid="00105e82" style:font-size-asian="10pt" style:font-size-complex="10pt"/>
    </style:style>
    <style:style style:name="P28" style:family="paragraph" style:parent-style-name="Table_20_Contents">
      <style:text-properties fo:font-size="10pt" officeooo:rsid="00219a3b" officeooo:paragraph-rsid="00219a3b" style:font-size-asian="10pt" style:font-size-complex="10pt"/>
    </style:style>
    <style:style style:name="P29" style:family="paragraph" style:parent-style-name="Table_20_Contents">
      <style:text-properties fo:font-size="10pt" officeooo:rsid="00219a3b" officeooo:paragraph-rsid="00111471" style:font-size-asian="10pt" style:font-size-complex="10pt"/>
    </style:style>
    <style:style style:name="P30" style:family="paragraph" style:parent-style-name="Table_20_Contents">
      <style:text-properties fo:font-size="10pt" officeooo:rsid="00219a3b" officeooo:paragraph-rsid="001156eb" style:font-size-asian="10pt" style:font-size-complex="10pt"/>
    </style:style>
    <style:style style:name="P31" style:family="paragraph" style:parent-style-name="Table_20_Contents">
      <style:text-properties fo:font-size="10pt" officeooo:rsid="002200f0" style:font-size-asian="10pt" style:font-size-complex="10pt"/>
    </style:style>
    <style:style style:name="P32" style:family="paragraph" style:parent-style-name="Table_20_Contents">
      <style:text-properties fo:font-size="10pt" officeooo:rsid="002200f0" officeooo:paragraph-rsid="002200f0" style:font-size-asian="10pt" style:font-size-complex="10pt"/>
    </style:style>
    <style:style style:name="P33" style:family="paragraph" style:parent-style-name="Table_20_Contents">
      <style:text-properties fo:font-size="10pt" officeooo:rsid="00297d0f" officeooo:paragraph-rsid="00297d0f" style:font-size-asian="10pt" style:font-size-complex="10pt"/>
    </style:style>
    <style:style style:name="P34" style:family="paragraph" style:parent-style-name="Table_20_Contents">
      <style:text-properties fo:font-size="10pt" officeooo:rsid="00297d0f" officeooo:paragraph-rsid="00219a3b" style:font-size-asian="10pt" style:font-size-complex="10pt"/>
    </style:style>
    <style:style style:name="P35" style:family="paragraph" style:parent-style-name="Table_20_Contents">
      <style:text-properties fo:font-size="10pt" officeooo:rsid="00297d0f" officeooo:paragraph-rsid="002fd5ab" style:font-size-asian="10pt" style:font-size-complex="10pt"/>
    </style:style>
    <style:style style:name="P36" style:family="paragraph" style:parent-style-name="Table_20_Contents">
      <style:text-properties fo:font-size="10pt" officeooo:rsid="00297d0f" officeooo:paragraph-rsid="0032e34f" style:font-size-asian="10pt" style:font-size-complex="10pt"/>
    </style:style>
    <style:style style:name="P37" style:family="paragraph" style:parent-style-name="Table_20_Contents">
      <style:text-properties fo:font-size="10pt" officeooo:rsid="00297d0f" officeooo:paragraph-rsid="003d313d" style:font-size-asian="10pt" style:font-size-complex="10pt"/>
    </style:style>
    <style:style style:name="P38" style:family="paragraph" style:parent-style-name="Table_20_Contents">
      <style:text-properties fo:font-size="10pt" officeooo:paragraph-rsid="002ae976" style:font-size-asian="10pt" style:font-size-complex="10pt"/>
    </style:style>
    <style:style style:name="P39" style:family="paragraph" style:parent-style-name="Table_20_Contents">
      <style:text-properties fo:font-size="10pt" officeooo:rsid="002fd5ab" officeooo:paragraph-rsid="002fd5ab" style:font-size-asian="10pt" style:font-size-complex="10pt"/>
    </style:style>
    <style:style style:name="P40" style:family="paragraph" style:parent-style-name="Table_20_Contents">
      <style:text-properties fo:font-size="10pt" officeooo:rsid="00319f69" officeooo:paragraph-rsid="00319f69" style:font-size-asian="10pt" style:font-size-complex="10pt"/>
    </style:style>
    <style:style style:name="P41" style:family="paragraph" style:parent-style-name="Table_20_Contents">
      <style:text-properties fo:font-size="10pt" officeooo:rsid="00319f69" officeooo:paragraph-rsid="0032e34f" style:font-size-asian="10pt" style:font-size-complex="10pt"/>
    </style:style>
    <style:style style:name="P42" style:family="paragraph" style:parent-style-name="Table_20_Contents">
      <style:text-properties fo:font-size="10pt" officeooo:rsid="00319f69" officeooo:paragraph-rsid="003d313d" style:font-size-asian="10pt" style:font-size-complex="10pt"/>
    </style:style>
    <style:style style:name="P43" style:family="paragraph" style:parent-style-name="Table_20_Contents">
      <style:text-properties fo:font-size="10pt" officeooo:rsid="00319f69" officeooo:paragraph-rsid="0035f3ce" style:font-size-asian="10pt" style:font-size-complex="10pt"/>
    </style:style>
    <style:style style:name="P44" style:family="paragraph" style:parent-style-name="Table_20_Contents">
      <style:text-properties fo:font-size="10pt" officeooo:rsid="00324480" officeooo:paragraph-rsid="00324480" style:font-size-asian="10pt" style:font-size-complex="10pt"/>
    </style:style>
    <style:style style:name="P45" style:family="paragraph" style:parent-style-name="Table_20_Contents">
      <style:text-properties fo:font-size="10pt" officeooo:rsid="0035f3ce" officeooo:paragraph-rsid="003d313d" style:font-size-asian="10pt" style:font-size-complex="10pt"/>
    </style:style>
    <style:style style:name="P46" style:family="paragraph" style:parent-style-name="Table_20_Contents">
      <style:text-properties fo:font-size="10pt" officeooo:rsid="00493afa" officeooo:paragraph-rsid="00493afa" style:font-size-asian="10pt" style:font-size-complex="10pt"/>
    </style:style>
    <style:style style:name="P47" style:family="paragraph" style:parent-style-name="Table_20_Contents">
      <style:text-properties fo:font-size="10pt" officeooo:rsid="004a45c5" officeooo:paragraph-rsid="004a45c5" style:font-size-asian="10pt" style:font-size-complex="10pt"/>
    </style:style>
    <style:style style:name="P48" style:family="paragraph" style:parent-style-name="Table_20_Contents">
      <style:text-properties fo:font-size="10pt" officeooo:rsid="004f0506" officeooo:paragraph-rsid="004f0506" style:font-size-asian="10pt" style:font-size-complex="10pt"/>
    </style:style>
    <style:style style:name="P49" style:family="paragraph" style:parent-style-name="Table_20_Contents">
      <style:text-properties fo:font-size="10pt" officeooo:rsid="005250fd" officeooo:paragraph-rsid="005250fd" style:font-size-asian="10pt" style:font-size-complex="10pt"/>
    </style:style>
    <style:style style:name="P50" style:family="paragraph" style:parent-style-name="Table_20_Contents">
      <style:text-properties fo:font-size="10pt" officeooo:rsid="00149b59" officeooo:paragraph-rsid="00149b59" fo:background-color="#ffff00" style:font-size-asian="10pt" style:font-size-complex="10pt"/>
    </style:style>
    <style:style style:name="P51" style:family="paragraph" style:parent-style-name="Table_20_Contents">
      <style:text-properties fo:font-size="10pt" officeooo:rsid="002200f0" officeooo:paragraph-rsid="002200f0" fo:background-color="#ffff00" style:font-size-asian="10pt" style:font-size-complex="10pt"/>
    </style:style>
    <style:style style:name="P52" style:family="paragraph" style:parent-style-name="Table_20_Contents">
      <style:text-properties fo:font-size="10pt" officeooo:rsid="0023fdbb" officeooo:paragraph-rsid="0023fdbb" fo:background-color="transparent" style:font-size-asian="10pt" style:font-size-complex="10pt"/>
    </style:style>
    <style:style style:name="P53" style:family="paragraph" style:parent-style-name="Table_20_Contents">
      <style:text-properties fo:font-size="10pt" officeooo:rsid="0025a5f0" officeooo:paragraph-rsid="0025a5f0" fo:background-color="transparent" style:font-size-asian="10pt" style:font-size-complex="10pt"/>
    </style:style>
    <style:style style:name="P54" style:family="paragraph" style:parent-style-name="Table_20_Contents">
      <style:text-properties fo:font-size="10pt" officeooo:rsid="0025a5f0" officeooo:paragraph-rsid="002ea5e5" fo:background-color="transparent" style:font-size-asian="10pt" style:font-size-complex="10pt"/>
    </style:style>
    <style:style style:name="P55" style:family="paragraph" style:parent-style-name="Table_20_Contents">
      <style:text-properties fo:font-size="10pt" officeooo:rsid="00297d0f" officeooo:paragraph-rsid="00297d0f" fo:background-color="transparent" style:font-size-asian="10pt" style:font-size-complex="10pt"/>
    </style:style>
    <style:style style:name="P56" style:family="paragraph" style:parent-style-name="Table_20_Contents">
      <style:text-properties fo:font-size="10pt" officeooo:rsid="00297d0f" officeooo:paragraph-rsid="002ea5e5" fo:background-color="transparent" style:font-size-asian="10pt" style:font-size-complex="10pt"/>
    </style:style>
    <style:style style:name="P57" style:family="paragraph" style:parent-style-name="Table_20_Contents">
      <style:text-properties fo:font-size="10pt" officeooo:rsid="002fd5ab" officeooo:paragraph-rsid="002fd5ab" fo:background-color="transparent" style:font-size-asian="10pt" style:font-size-complex="10pt"/>
    </style:style>
    <style:style style:name="P58" style:family="paragraph" style:parent-style-name="Table_20_Contents">
      <style:text-properties fo:font-size="10pt" officeooo:rsid="002fd5ab" officeooo:paragraph-rsid="0032e34f" fo:background-color="transparent" style:font-size-asian="10pt" style:font-size-complex="10pt"/>
    </style:style>
    <style:style style:name="P59" style:family="paragraph" style:parent-style-name="Table_20_Contents">
      <style:text-properties fo:font-size="10pt" officeooo:rsid="002fd5ab" officeooo:paragraph-rsid="0035f3ce" fo:background-color="transparent" style:font-size-asian="10pt" style:font-size-complex="10pt"/>
    </style:style>
    <style:style style:name="P60" style:family="paragraph" style:parent-style-name="Table_20_Contents">
      <style:text-properties fo:font-size="10pt" officeooo:rsid="002fd5ab" officeooo:paragraph-rsid="003d313d" fo:background-color="transparent" style:font-size-asian="10pt" style:font-size-complex="10pt"/>
    </style:style>
    <style:style style:name="P61" style:family="paragraph" style:parent-style-name="Table_20_Contents">
      <style:text-properties fo:font-size="10pt" officeooo:rsid="00488ff3" officeooo:paragraph-rsid="00488ff3" fo:background-color="transparent" style:font-size-asian="10pt" style:font-size-complex="10pt"/>
    </style:style>
    <style:style style:name="P62" style:family="paragraph" style:parent-style-name="Table_20_Contents">
      <style:text-properties fo:font-size="10pt" officeooo:rsid="00488ff3" officeooo:paragraph-rsid="004f0506" fo:background-color="transparent" style:font-size-asian="10pt" style:font-size-complex="10pt"/>
    </style:style>
    <style:style style:name="P63" style:family="paragraph" style:parent-style-name="Table_20_Contents">
      <style:text-properties fo:font-size="10pt" officeooo:rsid="0050f421" officeooo:paragraph-rsid="0050f421" fo:background-color="transparent" style:font-size-asian="10pt" style:font-size-complex="10pt"/>
    </style:style>
    <style:style style:name="P64" style:family="paragraph" style:parent-style-name="Table_20_Contents">
      <style:text-properties fo:font-size="10pt" officeooo:rsid="00297d0f" officeooo:paragraph-rsid="0035f3ce" fo:background-color="#00a933" style:font-size-asian="10pt" style:font-size-complex="10pt"/>
    </style:style>
    <style:style style:name="P65" style:family="paragraph" style:parent-style-name="Standard">
      <style:text-properties officeooo:paragraph-rsid="0032e34f"/>
    </style:style>
    <style:style style:name="P66" style:family="paragraph" style:parent-style-name="Standard">
      <style:text-properties officeooo:paragraph-rsid="005572e4"/>
    </style:style>
    <style:style style:name="P67" style:family="paragraph" style:parent-style-name="Table_20_Contents">
      <style:text-properties fo:font-size="10pt" officeooo:rsid="005572e4" officeooo:paragraph-rsid="005572e4" fo:background-color="transparent" style:font-size-asian="10pt" style:font-size-complex="10pt"/>
    </style:style>
    <style:style style:name="P68" style:family="paragraph" style:parent-style-name="Table_20_Contents">
      <style:text-properties fo:font-size="10pt" officeooo:rsid="005250fd" officeooo:paragraph-rsid="005572e4" style:font-size-asian="10pt" style:font-size-complex="10pt"/>
    </style:style>
    <style:style style:name="P69" style:family="paragraph" style:parent-style-name="Table_20_Contents">
      <style:text-properties fo:font-size="10pt" officeooo:rsid="00568a8e" officeooo:paragraph-rsid="00568a8e" style:font-size-asian="10pt" style:font-size-complex="10pt"/>
    </style:style>
    <style:style style:name="T1" style:family="text">
      <style:text-properties officeooo:rsid="00105e82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5e82" fo:background-color="#ffff00" loext:char-shading-value="0"/>
    </style:style>
    <style:style style:name="T4" style:family="text">
      <style:text-properties officeooo:rsid="00111471" fo:background-color="#ffff00" loext:char-shading-value="0"/>
    </style:style>
    <style:style style:name="T5" style:family="text">
      <style:text-properties officeooo:rsid="001156eb" fo:background-color="#ffff00" loext:char-shading-value="0"/>
    </style:style>
    <style:style style:name="T6" style:family="text">
      <style:text-properties officeooo:rsid="0018157d" fo:background-color="#ffff00" loext:char-shading-value="0"/>
    </style:style>
    <style:style style:name="T7" style:family="text">
      <style:text-properties officeooo:rsid="001e3cf0" fo:background-color="#ffff00" loext:char-shading-value="0"/>
    </style:style>
    <style:style style:name="T8" style:family="text">
      <style:text-properties officeooo:rsid="0032e34f" fo:background-color="#ffff00" loext:char-shading-value="0"/>
    </style:style>
    <style:style style:name="T9" style:family="text">
      <style:text-properties officeooo:rsid="00374ba9" fo:background-color="#ffff00" loext:char-shading-value="0"/>
    </style:style>
    <style:style style:name="T10" style:family="text">
      <style:text-properties officeooo:rsid="003d313d" fo:background-color="#ffff00" loext:char-shading-value="0"/>
    </style:style>
    <style:style style:name="T11" style:family="text">
      <style:text-properties officeooo:rsid="00480b81" fo:background-color="#ffff00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2fd5ab" fo:background-color="transparent" loext:char-shading-value="0"/>
    </style:style>
    <style:style style:name="T15" style:family="text">
      <style:text-properties officeooo:rsid="0039249d" fo:background-color="transparent" loext:char-shading-value="0"/>
    </style:style>
    <style:style style:name="T16" style:family="text">
      <style:text-properties officeooo:rsid="00111471"/>
    </style:style>
    <style:style style:name="T17" style:family="text">
      <style:text-properties officeooo:rsid="001156eb"/>
    </style:style>
    <style:style style:name="T18" style:family="text">
      <style:text-properties officeooo:rsid="0012703f"/>
    </style:style>
    <style:style style:name="T19" style:family="text">
      <style:text-properties officeooo:rsid="0014e0ce"/>
    </style:style>
    <style:style style:name="T20" style:family="text">
      <style:text-properties officeooo:rsid="00149b59"/>
    </style:style>
    <style:style style:name="T21" style:family="text">
      <style:text-properties officeooo:rsid="0015cdf6"/>
    </style:style>
    <style:style style:name="T22" style:family="text">
      <style:text-properties officeooo:rsid="00172f20"/>
    </style:style>
    <style:style style:name="T23" style:family="text">
      <style:text-properties officeooo:rsid="0018157d"/>
    </style:style>
    <style:style style:name="T24" style:family="text">
      <style:text-properties officeooo:rsid="001b2cfe"/>
    </style:style>
    <style:style style:name="T25" style:family="text">
      <style:text-properties officeooo:rsid="001e3cf0"/>
    </style:style>
    <style:style style:name="T26" style:family="text">
      <style:text-properties officeooo:rsid="002200f0"/>
    </style:style>
    <style:style style:name="T27" style:family="text">
      <style:text-properties officeooo:rsid="0023fdbb" fo:background-color="#77bc65" loext:char-shading-value="0"/>
    </style:style>
    <style:style style:name="T28" style:family="text">
      <style:text-properties officeooo:rsid="001b2cfe" fo:background-color="#77bc65" loext:char-shading-value="0"/>
    </style:style>
    <style:style style:name="T29" style:family="text">
      <style:text-properties officeooo:rsid="0025a5f0"/>
    </style:style>
    <style:style style:name="T30" style:family="text">
      <style:text-properties officeooo:rsid="00283927"/>
    </style:style>
    <style:style style:name="T31" style:family="text">
      <style:text-properties officeooo:rsid="002ae976"/>
    </style:style>
    <style:style style:name="T32" style:family="text">
      <style:text-properties officeooo:rsid="002fd5ab"/>
    </style:style>
    <style:style style:name="T33" style:family="text">
      <style:text-properties officeooo:rsid="00319f69"/>
    </style:style>
    <style:style style:name="T34" style:family="text">
      <style:text-properties officeooo:rsid="0032e34f"/>
    </style:style>
    <style:style style:name="T35" style:family="text">
      <style:text-properties officeooo:rsid="0034c0ea"/>
    </style:style>
    <style:style style:name="T36" style:family="text">
      <style:text-properties officeooo:rsid="0035a7d8"/>
    </style:style>
    <style:style style:name="T37" style:family="text">
      <style:text-properties officeooo:rsid="0035f3ce"/>
    </style:style>
    <style:style style:name="T38" style:family="text">
      <style:text-properties officeooo:rsid="00374ba9"/>
    </style:style>
    <style:style style:name="T39" style:family="text">
      <style:text-properties officeooo:rsid="00395d1e"/>
    </style:style>
    <style:style style:name="T40" style:family="text">
      <style:text-properties officeooo:rsid="003b5103"/>
    </style:style>
    <style:style style:name="T41" style:family="text">
      <style:text-properties officeooo:rsid="003bd6c7"/>
    </style:style>
    <style:style style:name="T42" style:family="text">
      <style:text-properties officeooo:rsid="0039249d"/>
    </style:style>
    <style:style style:name="T43" style:family="text">
      <style:text-properties officeooo:rsid="003d313d"/>
    </style:style>
    <style:style style:name="T44" style:family="text">
      <style:text-properties officeooo:rsid="00454be4"/>
    </style:style>
    <style:style style:name="T45" style:family="text">
      <style:text-properties officeooo:rsid="004b49e9"/>
    </style:style>
    <style:style style:name="T46" style:family="text">
      <style:text-properties officeooo:rsid="004f0506"/>
    </style:style>
    <style:style style:name="T47" style:family="text">
      <style:text-properties officeooo:rsid="004ff664"/>
    </style:style>
    <style:style style:name="T48" style:family="text">
      <style:text-properties officeooo:rsid="0050f421"/>
    </style:style>
    <style:style style:name="T49" style:family="text">
      <style:text-properties officeooo:rsid="00530b32"/>
    </style:style>
    <style:style style:name="T50" style:family="text">
      <style:text-properties officeooo:rsid="0054f519"/>
    </style:style>
    <style:style style:name="T51" style:family="text">
      <style:text-properties officeooo:rsid="005572e4"/>
    </style:style>
    <style:style style:name="T52" style:family="text">
      <style:text-properties officeooo:rsid="0057c6a4"/>
    </style:style>
    <style:style style:name="T53" style:family="text">
      <style:text-properties officeooo:rsid="0059a0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tentativi</text:p>
          </table:table-cell>
          <table:table-cell table:style-name="Table1.A1" office:value-type="string">
            <text:p text:style-name="P3">dettagli</text:p>
          </table:table-cell>
          <table:table-cell table:style-name="Table1.C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1-2</text:p>
          </table:table-cell>
          <table:table-cell table:style-name="Table1.A2" office:value-type="string">
            <text:p text:style-name="P4">Non normalizzati , <text:span text:style-name="T2">prima rete</text:span>, <text:span text:style-name="T2">adam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Da ora <text:span text:style-name="T2">normalizzo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4-8</text:p>
          </table:table-cell>
          <table:table-cell table:style-name="Table1.A2" office:value-type="string">
            <text:p text:style-name="P2">Provo<text:span text:style-name="T2"> varie ampiezze</text:span>, train tutto INSTANCE, val=Pollino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Train e val=Instance (sceglo in modo cattivo, faccio prima agument. E poi assegno val)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trainInstance, ValPollino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1"><text:s/><text:span text:style-name="T3">Rete 2</text:span><text:span text:style-name="T1">, trainInstance, ValPollino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4">Train Instance, ValPollino, <text:span text:style-name="T2">TRAINLUNGO </text:span><text:span text:style-name="T13">(da ora configuro bene </text:span><text:span text:style-name="T2">batchsize</text:span><text:span text:style-name="T13">)</text:span></text:p>
          </table:table-cell>
          <table:table-cell table:style-name="Table1.C2" office:value-type="string">
            <text:p text:style-name="P27">Mostro</text:p>
          </table:table-cell>
        </table:table-row>
        <table:table-row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5">Train Instance, ValPollino <text:span text:style-name="T16">adam: </text:span><text:span text:style-name="T4">epsilon = 0.01</text:span><text:span text:style-name="T16"> <text:s/>(vedo </text:span><text:span text:style-name="T4">loss non sale</text:span><text:span text:style-name="T16">)</text:span></text:p>
          </table:table-cell>
          <table:table-cell table:style-name="Table1.C2" office:value-type="string">
            <text:p text:style-name="P29">Mostro</text:p>
          </table:table-cell>
        </table:table-row>
        <table:table-row>
          <table:table-cell table:style-name="Table1.A2" office:value-type="string">
            <text:p text:style-name="P6">14-<text:span text:style-name="T17">17</text:span></text:p>
          </table:table-cell>
          <table:table-cell table:style-name="Table1.A2" office:value-type="string">
            <text:p text:style-name="P5">Train Instance, ValPollino <text:s/><text:span text:style-name="T4">SGD</text:span><text:span text:style-name="T16"> al variare momento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7">18-20</text:p>
          </table:table-cell>
          <table:table-cell table:style-name="Table1.A2" office:value-type="string">
            <text:p text:style-name="P7">TrainTestVal fatto bene (Instance differenziato in zone) <text:span text:style-name="T4">SGD</text:span><text:span text:style-name="T16"> al variare momento</text:span></text:p>
          </table:table-cell>
          <table:table-cell table:style-name="Table1.C2" office:value-type="string">
            <text:p text:style-name="P28">Mostro quelli ok</text:p>
          </table:table-cell>
        </table:table-row>
        <table:table-row>
          <table:table-cell table:style-name="Table1.A2" office:value-type="string">
            <text:p text:style-name="P7">2<text:span text:style-name="T18">1</text:span>-23</text:p>
          </table:table-cell>
          <table:table-cell table:style-name="Table1.A2" office:value-type="string">
            <text:p text:style-name="P8"><text:span text:style-name="T17">TrainTestVal fatto bene (Instance differenziato in zone) </text:span><text:span text:style-name="T5">ADAM</text:span><text:span text:style-name="T16"> al variare </text:span><text:span text:style-name="T17">epsilon</text:span></text:p>
          </table:table-cell>
          <table:table-cell table:style-name="Table1.C2" office:value-type="string">
            <text:p text:style-name="P30">Mostro quelli ok</text:p>
          </table:table-cell>
        </table:table-row>
        <table:table-row>
          <table:table-cell table:style-name="Table1.A2" office:value-type="string">
            <text:p text:style-name="P10">24-26</text:p>
          </table:table-cell>
          <table:table-cell table:style-name="Table1.A2" office:value-type="string">
            <text:p text:style-name="P9">ADAM + Dropout (all INSTANCE)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50">27 </text:p>
          </table:table-cell>
          <table:table-cell table:style-name="Table1.A2" office:value-type="string">
            <text:p text:style-name="P12">Adam, eps=0.001 early stop</text:p>
          </table:table-cell>
          <table:table-cell table:style-name="Table1.C2" office:value-type="string">
            <text:p text:style-name="P32">(scelgo questa come migliore?)</text:p>
          </table:table-cell>
        </table:table-row>
        <table:table-row>
          <table:table-cell table:style-name="Table1.A2" office:value-type="string">
            <text:p text:style-name="P50">28</text:p>
          </table:table-cell>
          <table:table-cell table:style-name="Table1.A2" office:value-type="string">
            <text:p text:style-name="P11">SGD mom = 0.75 earlystop</text:p>
          </table:table-cell>
          <table:table-cell table:style-name="Table1.C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17">29</text:p>
          </table:table-cell>
          <table:table-cell table:style-name="Table1.A2" office:value-type="string">
            <text:p text:style-name="P1"><text:span text:style-name="T20">SGD mom = 0.75 </text:span><text:span text:style-name="T19">inverto test e val confronta 19</text:span>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2"><text:span text:style-name="T19">30</text:span> </text:p>
          </table:table-cell>
          <table:table-cell table:style-name="Table1.A2" office:value-type="string">
            <text:p text:style-name="P13">Adam, eps=0.001 <text:span text:style-name="T19">inverto test e val confronta con 22</text:span></text:p>
          </table:table-cell>
          <table:table-cell table:style-name="Table1.C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8">31-34</text:p>
          </table:table-cell>
          <table:table-cell table:style-name="Table1.A2" office:value-type="string">
            <text:p text:style-name="P14">Adam, eps=0.001 <text:span text:style-name="T21">al variare del primo kern_siz (confronto robustezza timeshift)</text:span></text:p>
          </table:table-cell>
          <table:table-cell table:style-name="Table1.C2" office:value-type="string">
            <text:p text:style-name="P28">Faccio notare che non dipende da kernsize</text:p>
          </table:table-cell>
        </table:table-row>
        <table:table-row>
          <table:table-cell table:style-name="Table1.A2" office:value-type="string">
            <text:p text:style-name="P19">35-38</text:p>
          </table:table-cell>
          <table:table-cell table:style-name="Table1.A2" office:value-type="string">
            <text:p text:style-name="P38"><text:span text:style-name="T31">SGD</text:span><text:span text:style-name="T20">, mom = 0.75 <text:s/></text:span><text:span text:style-name="T21">al variare del </text:span><text:span text:style-name="T22">1°,2°,4°</text:span><text:span text:style-name="T21"> kern_siz (confronto robustezza timeshift)</text:span></text:p>
          </table:table-cell>
          <table:table-cell table:style-name="Table1.C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39</text:p>
          </table:table-cell>
          <table:table-cell table:style-name="Table1.A2" office:value-type="string">
            <text:p text:style-name="P22"><text:span text:style-name="T20">Adam, eps=0.001 <text:s/></text:span><text:span text:style-name="T23">e </text:span><text:span text:style-name="T6">agumentation</text:span><text:span text:style-name="T23"> con timeshift</text:span>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40</text:p>
          </table:table-cell>
          <table:table-cell table:style-name="Table1.A2" office:value-type="string">
            <text:p text:style-name="P24"><text:s/><text:span text:style-name="T28">RETE_1</text:span><text:span text:style-name="T24"> </text:span><text:span text:style-name="T20">Adam, eps=0.001 <text:s/></text:span><text:span text:style-name="T23">e </text:span><text:span text:style-name="T6">agumentation</text:span><text:span text:style-name="T23"> con timeshift</text:span></text:p>
          </table:table-cell>
          <table:table-cell table:style-name="Table1.C2" office:value-type="string">
            <text:p text:style-name="P28">????</text:p>
          </table:table-cell>
        </table:table-row>
        <table:table-row>
          <table:table-cell table:style-name="Table1.A2" office:value-type="string">
            <text:p text:style-name="P25">41</text:p>
          </table:table-cell>
          <table:table-cell table:style-name="Table1.A2" office:value-type="string">
            <text:p text:style-name="P26">SDG mom=0.75 early TUTTO INSTANCE <text:span text:style-name="T25">(</text:span><text:span text:style-name="T2">no </text:span><text:span text:style-name="T7">pulizoa</text:span><text:span text:style-name="T2"> som</text:span><text:span text:style-name="T7">) </text:span>confronto con <text:span text:style-name="T25">28</text:span></text:p>
          </table:table-cell>
          <table:table-cell table:style-name="Table1.C2" office:value-type="string">
            <text:p text:style-name="P44">Ross_acc=<text:span text:style-name="T2">95,57</text:span></text:p>
          </table:table-cell>
        </table:table-row>
        <table:table-row>
          <table:table-cell table:style-name="Table1.A2" office:value-type="string">
            <text:p text:style-name="P25">42</text:p>
          </table:table-cell>
          <table:table-cell table:style-name="Table1.A2" office:value-type="string">
            <text:p text:style-name="P26"><text:span text:style-name="T25">ADAM eps=0.001</text:span> early TUTTO INSTANCE <text:span text:style-name="T25">(</text:span><text:span text:style-name="T2">no </text:span><text:span text:style-name="T7">pulizoa</text:span><text:span text:style-name="T2"> som</text:span><text:span text:style-name="T7">) </text:span>confronto con <text:span text:style-name="T25">27</text:span></text:p>
          </table:table-cell>
          <table:table-cell table:style-name="Table1.C2" office:value-type="string">
            <text:p text:style-name="P24">?????</text:p>
          </table:table-cell>
        </table:table-row>
        <table:table-row>
          <table:table-cell table:style-name="Table1.A2" office:value-type="string">
            <text:p text:style-name="P51">43</text:p>
          </table:table-cell>
          <table:table-cell table:style-name="Table1.A2" office:value-type="string">
            <text:p text:style-name="P15">Adam, eps=0.1 early stop</text:p>
          </table:table-cell>
          <table:table-cell table:style-name="Table1.C2" office:value-type="string">
            <text:p text:style-name="P24"><text:s/><text:span text:style-name="T26">(scelgo questa come migliore?) </text:span><text:span text:style-name="T31">NO</text:span></text:p>
          </table:table-cell>
        </table:table-row>
        <table:table-row>
          <table:table-cell table:style-name="Table1.A2" office:value-type="string">
            <text:p text:style-name="P52">44</text:p>
          </table:table-cell>
          <table:table-cell table:style-name="Table1.A2" office:value-type="string">
            <text:p text:style-name="P16">Adam, eps=0.1 early stop <text:span text:style-name="T27">RETE_1</text:span></text:p>
          </table:table-cell>
          <table:table-cell table:style-name="Table1.C2" office:value-type="string">
            <text:p text:style-name="P24">????</text:p>
          </table:table-cell>
        </table:table-row>
        <table:table-row>
          <table:table-cell table:style-name="Table1.A2" office:value-type="string">
            <text:p text:style-name="P53">45</text:p>
          </table:table-cell>
          <table:table-cell table:style-name="Table1.A2" office:value-type="string">
            <text:p text:style-name="P9">ADAM + Dropout (all INSTANCE) <text:span text:style-name="T29">eps=0.001</text:span></text:p>
          </table:table-cell>
          <table:table-cell table:style-name="Table1.C2" office:value-type="string">
            <text:p text:style-name="P28">Mostro che non varia molto <text:span text:style-name="T30">rispetto 22</text:span></text:p>
          </table:table-cell>
        </table:table-row>
        <table:table-row>
          <table:table-cell table:style-name="Table1.A2" office:value-type="string">
            <text:p text:style-name="P55">46</text:p>
          </table:table-cell>
          <table:table-cell table:style-name="Table1.A2" office:value-type="string">
            <text:p text:style-name="P33">Rete_0</text:p>
          </table:table-cell>
          <table:table-cell table:style-name="Table1.C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55">47</text:p>
          </table:table-cell>
          <table:table-cell table:style-name="Table1.A2" office:value-type="string">
            <text:p text:style-name="P33">Rete_0</text:p>
          </table:table-cell>
          <table:table-cell table:style-name="Table1.C2" office:value-type="string">
            <text:p text:style-name="P33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54">4<text:span text:style-name="T32">8</text:span></text:p>
          </table:table-cell>
          <table:table-cell table:style-name="Tabella1.A1" office:value-type="string">
            <text:p text:style-name="P39"><text:span text:style-name="T35">Rete_2</text:span>SGDM0,8 NoSOM Dropout0,5 dopo 1 e 4 convolut</text:p>
          </table:table-cell>
          <table:table-cell table:style-name="Tabella1.C1" office:value-type="string">
            <text:p text:style-name="P40">Ross_acc =95,09</text:p>
          </table:table-cell>
        </table:table-row>
        <table:table-row>
          <table:table-cell table:style-name="Tabella1.A2" office:value-type="string">
            <text:p text:style-name="P56">4<text:span text:style-name="T32">9</text:span></text:p>
          </table:table-cell>
          <table:table-cell table:style-name="Tabella1.A2" office:value-type="string">
            <text:p text:style-name="P35">Rete_<text:span text:style-name="T32">3 SGDM0,8 NoSOM Dropout0,5 dopo 1 e 4 convolut</text:span></text:p>
          </table:table-cell>
          <table:table-cell table:style-name="Tabella1.C2" office:value-type="string">
            <text:p text:style-name="P40">Ross_acc =95,16</text:p>
          </table:table-cell>
        </table:table-row>
        <table:table-row>
          <table:table-cell table:style-name="Tabella1.A2" office:value-type="string">
            <text:p text:style-name="P57">50</text:p>
          </table:table-cell>
          <table:table-cell table:style-name="Tabella1.A2" office:value-type="string">
            <text:p text:style-name="P35">Rete_<text:span text:style-name="T32">3</text:span> <text:span text:style-name="T32"><text:s/>SGDM0,8 NoSOM Dropout0,5 dopo 1 e 4 convolut Timeshift_</text:span><text:span text:style-name="T33">New</text:span></text:p>
          </table:table-cell>
          <table:table-cell table:style-name="Tabella1.C2" office:value-type="string">
            <text:p text:style-name="P40">Ross_Acc=88</text:p>
          </table:table-cell>
        </table:table-row>
      </table:table>
      <text:p text:style-name="P65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58">5<text:span text:style-name="T34">1</text:span></text:p>
          </table:table-cell>
          <table:table-cell table:style-name="Tabella2.A1" office:value-type="string">
            <text:p text:style-name="P36">Rete_<text:span text:style-name="T34">2</text:span> <text:span text:style-name="T32"><text:s/>SGDM0,8 NoSOM Dropout0,5 dopo 1 e </text:span><text:span text:style-name="T8">3</text:span><text:span text:style-name="T32"> convolu</text:span></text:p>
          </table:table-cell>
          <table:table-cell table:style-name="Tabella2.C1" office:value-type="string">
            <text:p text:style-name="P41">Ross_Acc=<text:span text:style-name="T36">93,97</text:span></text:p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ext:soft-page-break/>
        <table:table-row>
          <table:table-cell table:style-name="Tabella3.A1" office:value-type="string">
            <text:p text:style-name="P59">5<text:span text:style-name="T37">2</text:span></text:p>
          </table:table-cell>
          <table:table-cell table:style-name="Tabella3.A1" office:value-type="string">
            <text:p text:style-name="P64">Rete_<text:span text:style-name="T34">2</text:span> <text:span text:style-name="T32"><text:s/>SGDM0,8 NoSOM Dropout0,5 dopo 1 e </text:span><text:span text:style-name="T42">4</text:span><text:span text:style-name="T32"> convolu </text:span><text:span text:style-name="T39">(uguale a 48)</text:span></text:p>
          </table:table-cell>
          <table:table-cell table:style-name="Tabella3.C1" office:value-type="string">
            <text:p text:style-name="P43">Ross_Acc=<text:span text:style-name="T36">9</text:span><text:span text:style-name="T37">5,47 </text:span><text:span text:style-name="T41">Acc_Instance=97,5</text:span></text:p>
            <text:p text:style-name="P47">Ross_G Acc=98,25 <text:s/>Ross_L acc =<text:span text:style-name="T45">91,73</text:span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60">5<text:span text:style-name="T38">3</text:span></text:p>
          </table:table-cell>
          <table:table-cell table:style-name="Tabella4.A1" office:value-type="string">
            <text:p text:style-name="P37">Rete_<text:span text:style-name="T34">2</text:span> <text:span text:style-name="T32"><text:s/>SGDM0,8 NoSOM Dropout0,5 dopo 1 e</text:span><text:span text:style-name="T14"> </text:span><text:span text:style-name="T15">4</text:span><text:span text:style-name="T14"> </text:span><text:span text:style-name="T32">convolu</text:span></text:p>
            <text:p text:style-name="P45">TestVal Invertiti <text:span text:style-name="T9">TIMESHIFT</text:span></text:p>
          </table:table-cell>
          <table:table-cell table:style-name="Tabella4.C1" office:value-type="string">
            <text:p text:style-name="P42">Ross_Acc=<text:span text:style-name="T40">90,08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p text:style-name="P60">5<text:span text:style-name="T43">4</text:span></text:p>
          </table:table-cell>
          <table:table-cell table:style-name="Tabella5.A1" office:value-type="string">
            <text:p text:style-name="P37">Rete_<text:span text:style-name="T34">2</text:span> <text:span text:style-name="T32"><text:s/>SGDM0,8</text:span><text:span text:style-name="T43">5</text:span><text:span text:style-name="T32"> </text:span><text:span text:style-name="T43">(come52)</text:span><text:span text:style-name="T37"> </text:span><text:span text:style-name="T10">BATCH </text:span><text:span text:style-name="T11">Dropout0,3</text:span></text:p>
          </table:table-cell>
          <table:table-cell table:style-name="Tabella5.C1" office:value-type="string">
            <text:p text:style-name="P42">Ross_Acc=<text:span text:style-name="T40">9</text:span><text:span text:style-name="T43">4,95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61">55</text:p>
          </table:table-cell>
          <table:table-cell table:style-name="Tabella6.A1" office:value-type="string">
            <text:p text:style-name="P61">Uguale a 52, semiampiezza 75</text:p>
          </table:table-cell>
          <table:table-cell table:style-name="Tabella6.C1" office:value-type="string">
            <text:p text:style-name="P46">RossAcc = 95,00</text:p>
          </table:table-cell>
        </table:table-row>
      </table:table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P61">56</text:p>
          </table:table-cell>
          <table:table-cell table:style-name="Tabella7.A1" office:value-type="string">
            <text:p text:style-name="P61"><text:span text:style-name="T44">U</text:span>guale 55</text:p>
          </table:table-cell>
          <table:table-cell table:style-name="Tabella7.C1" office:value-type="string">
            <text:p text:style-name="P46">Ross Acc = 94,51</text:p>
          </table:table-cell>
        </table:table-row>
      </table:table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p text:style-name="P61">57</text:p>
          </table:table-cell>
          <table:table-cell table:style-name="Tabella8.A1" office:value-type="string">
            <text:p text:style-name="P61"><text:span text:style-name="T44">U</text:span>guale 55</text:p>
          </table:table-cell>
          <table:table-cell table:style-name="Tabella8.C1" office:value-type="string">
            <text:p text:style-name="P46">Ross Acc = 94,89 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62">5<text:span text:style-name="T46">8-61</text:span></text:p>
          </table:table-cell>
          <table:table-cell table:style-name="Tabella9.A1" office:value-type="string">
            <text:p text:style-name="P62"><text:span text:style-name="T44">U</text:span>guale <text:span text:style-name="T46">52, semiampiezza 70, </text:span><text:span text:style-name="T48">diversi lr e moment</text:span></text:p>
          </table:table-cell>
          <table:table-cell table:style-name="Tabella9.C1" office:value-type="string">
            <text:p text:style-name="P48">Instance = 97,90;97,86;97,48;97,58</text:p>
            <text:p text:style-name="P48">Ross= <text:span text:style-name="T47">94,35</text:span>;95,06;<text:span text:style-name="T47">95,06;</text:span><text:span text:style-name="T48">94,91</text:span></text:p>
          </table:table-cell>
        </table:table-row>
      </table:table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63">62-64</text:p>
          </table:table-cell>
          <table:table-cell table:style-name="Tabella10.A1" office:value-type="string">
            <text:p text:style-name="P63">Batch = 2048, mom = ,9 semiampiezza 70</text:p>
          </table:table-cell>
          <table:table-cell table:style-name="Tabella10.C1" office:value-type="string">
            <text:p text:style-name="P49">Instance = 97,67;<text:span text:style-name="T49">97,74, </text:span><text:span text:style-name="T50">97,85</text:span></text:p>
            <text:p text:style-name="P49">Ross = </text:p>
          </table:table-cell>
        </table:table-row>
      </table:table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67">65</text:p>
          </table:table-cell>
          <table:table-cell table:style-name="Tabella11.A1" office:value-type="string">
            <text:p text:style-name="P67">Come 52, <text:span text:style-name="T12">train SNR &gt; 10</text:span></text:p>
          </table:table-cell>
          <table:table-cell table:style-name="Tabella11.C1" office:value-type="string">
            <text:p text:style-name="P68">Ross_<text:span text:style-name="T51">Acc = 95,00 <text:s text:c="2"/></text:span><text:span text:style-name="T53">Instance = 97,62</text:span></text:p>
            <text:p text:style-name="P69">Ross_G = <text:span text:style-name="T52">98,07</text:span> <text:s text:c="3"/>Ross_L = 90,85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1:21:47.345400954</meta:creation-date>
    <dc:date>2023-03-07T12:29:17.081712039</dc:date>
    <meta:editing-duration>PT12H44M23S</meta:editing-duration>
    <meta:editing-cycles>46</meta:editing-cycles>
    <meta:generator>LibreOffice/7.3.7.2$Linux_X86_64 LibreOffice_project/30$Build-2</meta:generator>
    <meta:document-statistic meta:table-count="12" meta:image-count="0" meta:object-count="0" meta:page-count="2" meta:paragraph-count="112" meta:word-count="414" meta:character-count="2536" meta:non-whitespace-character-count="2211"/>
  </office:meta>
</office:document-meta>
</file>